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Text_20_body">
      <style:text-properties style:font-name="Arial" fo:font-size="6pt" style:font-size-asian="6pt" style:font-size-complex="6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2"/>
      <text:p text:style-name="P53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$; <text:line-break/><text:tab/>- $eng_facility_130$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8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35">—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7" office:value-type="string">
            <text:p text:style-name="P22">8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61">±</text:span><text:span text:style-name="T55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1">Ḣ</text:span><text:span text:style-name="T40">oi</text:span><text:span text:style-name="T53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67">on source / </text:span></text:p>
            <text:p text:style-name="P54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8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9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2:21.73</dc:date>
    <meta:editing-duration>P3DT16H1M7S</meta:editing-duration>
    <meta:editing-cycles>465</meta:editing-cycles>
    <meta:generator>OpenOffice/4.1.6$Win32 OpenOffice.org_project/416m1$Build-9790</meta:generator>
    <meta:document-statistic meta:table-count="3" meta:image-count="1" meta:object-count="0" meta:page-count="1" meta:paragraph-count="152" meta:word-count="345" meta:character-count="2369"/>
  </office:meta>
</office:document-meta>
</file>